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19.98" calcext:value-type="float">
            <text:p>1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29.9" calcext:value-type="float">
            <text:p>12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4.81" calcext:value-type="float">
            <text:p>164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208.12" calcext:value-type="float">
            <text:p>1208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table:style-name="ce6"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66])" office:value-type="float" office:value="6872.91" calcext:value-type="float">
            <text:p>6872.91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3:.C76])" office:value-type="float" office:value="-2520" calcext:value-type="float">
            <text:p>-252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81])" office:value-type="float" office:value="-1271.29" calcext:value-type="float">
            <text:p>-1271.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00-00-00</text:date>, <text:time style:data-style-name="N2" text:time-value="18:45:59.595686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9T18:46:55.661943509</dc:date>
    <meta:editing-duration>P2DT17H18M48S</meta:editing-duration>
    <meta:editing-cycles>393</meta:editing-cycles>
    <meta:generator>LibreOffice/6.4.7.2$Linux_X86_64 LibreOffice_project/40$Build-2</meta:generator>
    <meta:document-statistic meta:table-count="7" meta:cell-count="1413" meta:object-count="0"/>
  </office:meta>
</office:document-meta>
</file>